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770000068C93A2B7201F46D9D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2" style:family="graphic" style:parent-style-name="objectwithoutfill">
      <style:graphic-properties svg:stroke-width="0.2cm" svg:stroke-color="#ff4000" draw:marker-start-width="0.5cm" draw:marker-end-width="0.5cm" draw:fill="none" draw:textarea-vertical-align="middle" fo:padding-top="0.225cm" fo:padding-bottom="0.225cm" fo:padding-left="0.35cm" fo:padding-right="0.35cm"/>
    </style:style>
    <style:style style:name="gr3" style:family="graphic" style:parent-style-name="objectwithoutfill">
      <style:graphic-properties svg:stroke-width="0.2cm" svg:stroke-color="#2a6099" draw:marker-start-width="0.5cm" draw:marker-end-width="0.5cm" draw:fill="none" draw:textarea-vertical-align="middle" fo:padding-top="0.225cm" fo:padding-bottom="0.225cm" fo:padding-left="0.35cm" fo:padding-right="0.35cm"/>
    </style:style>
    <style:style style:name="P1" style:family="paragraph">
      <loext:graphic-properties draw:fill="none"/>
      <style:paragraph-properties fo:text-align="center"/>
    </style:style>
  </office:automatic-styles>
  <office:body>
    <office:drawing>
      <draw:page draw:name="page1" draw:style-name="dp1" draw:master-page-name="Standard">
        <draw:frame draw:style-name="gr1" draw:text-style-name="P1" draw:layer="layout" svg:width="6.196cm" svg:height="27.699cm" svg:x="7.401cm" svg:y="1cm">
          <draw:image xlink:href="Pictures/10000001000001770000068C93A2B7201F46D9D1.png" xlink:type="simple" xlink:show="embed" xlink:actuate="onLoad" draw:mime-type="image/png">
            <text:p/>
          </draw:image>
        </draw:frame>
        <draw:path draw:style-name="gr2" draw:text-style-name="P1" draw:layer="layout" svg:width="3.496cm" svg:height="1.271cm" draw:transform="rotate (-1.20864050700607) translate (13.808cm 2.034cm)" svg:viewBox="0 0 3497 1272" svg:d="M0 0c198 30 400 43 600 50 181 6 352 70 530 95 180 24 340 86 512 141 179 58 352 125 532 184 170 55 337 118 484 218 141 97 302 165 455 243l132 121 142 89 110 131">
          <text:p/>
        </draw:path>
        <draw:line draw:style-name="gr2" draw:text-style-name="P1" draw:layer="layout" svg:x1="14cm" svg:y1="25.5cm" svg:x2="14cm" svg:y2="6cm">
          <text:p/>
        </draw:line>
        <draw:path draw:style-name="gr3" draw:text-style-name="P1" draw:layer="layout" svg:width="2.4cm" svg:height="4.696cm" draw:transform="rotate (-3.14159265358979) translate (7.293cm 17.3462306691526cm)" svg:viewBox="0 0 2401 4697" svg:d="M50 4613c184-11 365 31 545 50 175 19 355 6 530 0 178-5 354 38 529 33 182-4 351-84 512-166 176-89 191-330 199-512 9-194 15-386 33-579 17-182-36-358-83-529-44-161-97-327-99-496-1-165 4-329 17-496 14-181 23-368-17-546-39-174-78-355-165-513-100-182-187-381-364-512-158-117-325-296-546-265-195 28-384-34-579-50-179-15-389-87-545 50h-17">
          <text:p/>
        </draw:path>
        <draw:path draw:style-name="gr3" draw:text-style-name="P1" draw:layer="layout" svg:width="2.333cm" svg:height="5.003cm" draw:transform="rotate (-3.14159265358979) translate (7.425cm 22.8801983584527cm)" svg:viewBox="0 0 2334 5004" svg:d="M264 5004c171 1 343-4 513 0 194 4 392-63 529-198 165-161 310-344 447-529 127-171 233-360 314-562 71-177 150-356 165-546 15-183 33-359 50-546 17-186 11-365 33-546 20-170 6-342 16-512 11-185-1-385-99-546-108-177-127-390-281-546-147-149-287-316-479-413-163-83-342-59-513-50-167 9-331-2-496 33h-165l-166 17-132 66">
          <text:p/>
        </draw:path>
        <draw:path draw:style-name="gr3" draw:text-style-name="P1" draw:layer="layout" svg:width="2.8cm" svg:height="4.997cm" draw:transform="rotate (-3.14159265358979) translate (7.227cm 12.2572590180058cm)" svg:viewBox="0 0 2801 4998" svg:d="M0 4998c193-45 388 11 579-66 195-79 401-135 595-215 203-83 415-169 579-314 169-150 355-234 529-381 175-148 288-321 381-512 81-167 130-353 132-546 3-197 22-397-33-595-47-170-88-342-132-513-46-182-130-354-232-513-122-190-306-335-446-512-138-174-285-336-463-463-158-113-328-213-513-281-162-60-337-101-513-83h-165l-83 17">
          <text:p/>
        </draw:path>
        <draw:path draw:style-name="gr3" draw:text-style-name="P1" draw:layer="layout" svg:width="2.654cm" svg:height="2.743cm" draw:transform="rotate (-2.4932028364739) translate (8.6298571284779cm 27.4801973943256cm)" svg:viewBox="0 0 2655 2744" svg:d="M0 2653c207-67 388 37 588 71 227 39 445 14 659-20 237-38 455-153 672-258 180-86 285-255 406-398 130-155 232-335 280-534 51-208 66-425 30-642-35-205-155-368-220-560l-91-152-102-139-109-21">
          <text:p/>
        </draw:path>
        <draw:path draw:style-name="gr3" draw:text-style-name="P1" draw:layer="layout" svg:width="1.654cm" svg:height="1.307cm" draw:transform="rotate (-3.14159265358979) translate (7.177cm 24.523cm)" svg:viewBox="0 0 1655 1308" svg:d="M0 1306c172 0 343-15 513 0 197 17 345-108 529-132 221-29 405-196 512-397 89-168 107-350 100-529-9-254-281-180-430-165-170 18-343 23-513 0l-165-50-149-33">
          <text:p/>
        </draw:path>
        <draw:path draw:style-name="gr3" draw:text-style-name="P1" draw:layer="layout" svg:width="1.258cm" svg:height="0.88cm" draw:transform="rotate (-2.82394272972683) translate (7.53635453762342cm 6.77787282487655cm)" svg:viewBox="0 0 1259 881" svg:d="M0 834c182-35 344 85 528 34 210-58 440-71 632-175 196-107 68-409-96-501l-141-99-153-67-78-26">
          <text:p/>
        </draw:path>
        <draw:path draw:style-name="gr3" draw:text-style-name="P1" draw:layer="layout" svg:width="2.491cm" svg:height="3.33cm" draw:transform="rotate (-2.73458187202472) translate (8.55847575527286cm 5.10156797962653cm)" svg:viewBox="0 0 2492 3331" svg:d="M0 3323c193 24 384-12 578-4 213 10 436 31 643-28 201-59 458-99 567-313 94-185 256-316 333-523 75-202 178-392 270-586 84-178 98-377 101-569 4-203-69-400-101-602-33-212-191-324-328-447l-140-96-138-96-137-59">
          <text:p/>
        </draw:path>
        <draw:path draw:style-name="gr3" draw:text-style-name="P1" draw:layer="layout" svg:width="0.738cm" svg:height="0.787cm" draw:transform="rotate (-2.81573968224245) translate (7.37927645522315cm 1.77160570145366cm)" svg:viewBox="0 0 739 788" svg:d="M0 788c188 1 367-12 559-55 318-72 138-368 44-492l-125-146-146-84-31-11">
          <text:p/>
        </draw:path>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6-12T13:31:16.116000000</dc:date>
    <meta:editing-duration>P4DT21H47M22S</meta:editing-duration>
    <meta:editing-cycles>2</meta:editing-cycles>
    <meta:generator>LibreOffice/7.2.5.2$Windows_X86_64 LibreOffice_project/499f9727c189e6ef3471021d6132d4c694f357e5</meta:generator>
    <meta:document-statistic meta:object-count="11"/>
  </office:meta>
</office:document-meta>
</file>